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4.1cm"/>
    </style:style>
    <style:style style:name="gr2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13.5cm"/>
    </style:style>
    <style:style style:name="gr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25cm" fo:min-width="13.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5cm" fo:min-width="10.6cm"/>
    </style:style>
    <style:style style:name="gr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5cm" fo:min-width="6cm"/>
    </style:style>
    <style:style style:name="gr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34cm" fo:min-width="6cm"/>
    </style:style>
    <style:style style:name="gr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246cm" fo:min-width="1.1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font-size="30pt" style:font-size-asian="30pt" style:font-size-complex="30pt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T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6cm" svg:height="1.1cm" svg:x="3.9cm" svg:y="1.7cm">
          <text:p text:style-name="P1"><text:span text:style-name="T1">Site 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cm" svg:height="1.1cm" svg:x="8cm" svg:y="3.5cm">
          <text:p text:style-name="P1">Home <text:s text:c="2"/>Deals <text:s text:c="2"/>Holidays <text:s text:c="4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9cm" svg:height="8.5cm" svg:x="1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5" draw:text-style-name="P7" draw:layer="layout" svg:width="11.1cm" svg:height="6.4cm" svg:x="2.4cm" svg:y="7cm">
          <text:p text:style-name="P6">About Text</text:p>
          <text:p text:style-name="P6">------------------------------------------------</text:p>
          <text:p text:style-name="P6">-----------------------------------------------</text:p>
          <text:p text:style-name="P6">--------------------------------------------------</text:p>
          <text:p text:style-name="P6">--------------------------------------------------</text:p>
          <text:p text:style-name="P6">-------------------------------------------------</text:p>
          <text:p text:style-name="P1">--------------------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.8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13.9cm" svg:height="8.5cm" svg:x="14.8cm" svg:y="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8.7cm" svg:y1="14.5cm" svg:x2="14.8cm" svg:y2="6cm">
            <text:p/>
          </draw:line>
          <draw:line draw:style-name="gr4" draw:text-style-name="P5" draw:layer="layout" svg:x1="14.808cm" svg:y1="14.513cm" svg:x2="28.692cm" svg:y2="5.987cm">
            <text:p/>
          </draw:line>
        </draw:g>
        <draw:g>
          <draw:custom-shape draw:style-name="gr7" draw:text-style-name="P4" draw:layer="layout" svg:width="6.5cm" svg:height="5.384cm" svg:x="2.8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9.3cm" svg:y1="20.892cm" svg:x2="2.8cm" svg:y2="15.508cm">
            <text:p/>
          </draw:line>
          <draw:line draw:style-name="gr4" draw:text-style-name="P5" draw:layer="layout" svg:x1="2.804cm" svg:y1="20.9cm" svg:x2="9.297cm" svg:y2="15.5cm">
            <text:p/>
          </draw:line>
        </draw:g>
        <draw:g>
          <draw:custom-shape draw:style-name="gr7" draw:text-style-name="P4" draw:layer="layout" svg:width="6.5cm" svg:height="5.384cm" svg:x="11.5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8cm" svg:y1="20.892cm" svg:x2="11.5cm" svg:y2="15.508cm">
            <text:p/>
          </draw:line>
          <draw:line draw:style-name="gr4" draw:text-style-name="P5" draw:layer="layout" svg:x1="11.504cm" svg:y1="20.9cm" svg:x2="17.997cm" svg:y2="15.5cm">
            <text:p/>
          </draw:line>
        </draw:g>
        <draw:g>
          <draw:custom-shape draw:style-name="gr7" draw:text-style-name="P4" draw:layer="layout" svg:width="6.5cm" svg:height="5.384cm" svg:x="20.2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6.7cm" svg:y1="20.892cm" svg:x2="20.2cm" svg:y2="15.508cm">
            <text:p/>
          </draw:line>
          <draw:line draw:style-name="gr4" draw:text-style-name="P5" draw:layer="layout" svg:x1="20.204cm" svg:y1="20.9cm" svg:x2="26.697cm" svg:y2="15.5cm">
            <text:p/>
          </draw:line>
        </draw:g>
        <draw:custom-shape draw:style-name="gr6" draw:text-style-name="P4" draw:layer="layout" svg:width="6.5cm" svg:height="5.4cm" svg:x="11.5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0.2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20:16:31.796780000</meta:creation-date>
    <dc:date>2017-06-16T14:56:46.207964000</dc:date>
    <meta:editing-duration>PT32M59S</meta:editing-duration>
    <meta:editing-cycles>8</meta:editing-cycles>
    <meta:generator>LibreOffice/5.2.6.2$MacOSX_X86_64 LibreOffice_project/a3100ed2409ebf1c212f5048fbe377c281438fdc</meta:generator>
    <meta:print-date>2017-06-15T20:49:22.054798000</meta:print-date>
    <meta:document-statistic meta:object-count="28"/>
  </office:meta>
</office:document-meta>
</file>